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Gradient_20_14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gradient" draw:fill-gradient-name="Gradient_20_18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65cm"/>
    </style:style>
    <style:style style:name="gr6" style:family="graphic" style:parent-style-name="objectwithoutfill">
      <style:graphic-properties svg:stroke-width="0.3cm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839cm" fo:padding-top="0.175cm" fo:padding-bottom="0.175cm" fo:padding-left="0.3cm" fo:padding-right="0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gradient" draw:fill-color="#000000" draw:fill-gradient-name="Gradient_20_14"/>
      <style:paragraph-properties fo:text-align="center"/>
    </style:style>
    <style:style style:name="P2" style:family="paragraph">
      <loext:graphic-properties draw:fill="gradient" draw:fill-gradient-name="Gradient_20_8"/>
      <style:paragraph-properties fo:text-align="center"/>
    </style:style>
    <style:style style:name="P3" style:family="paragraph">
      <loext:graphic-properties draw:fill="gradient" draw:fill-gradient-name="Gradient_20_1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7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paragraph-properties fo:text-align="center"/>
      <style:text-properties fo:font-size="26pt" fo:font-style="normal" fo:text-shadow="none" fo:font-weight="bold" style:font-size-asian="26pt" style:font-style-asian="normal" style:font-weight-asian="bold" style:font-size-complex="26pt" style:font-style-complex="normal" style:font-weight-complex="bold"/>
    </style:style>
    <style:style style:name="P9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fo:font-style="normal" fo:text-shadow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ytemp">
        <draw:custom-shape draw:style-name="gr1" draw:text-style-name="P1" draw:layer="layout" svg:width="7.4cm" svg:height="7.4cm" svg:x="2.70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8cm" svg:height="3.8cm" svg:x="13.80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43cm" svg:height="1.543cm" svg:x="5.65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43cm" svg:height="1.543cm" svg:x="14.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6cm" svg:y1="5.8cm" svg:x2="11.6cm" svg:y2="17.6cm">
          <text:p/>
        </draw:line>
        <draw:frame draw:style-name="gr5" draw:text-style-name="P6" draw:layer="layout" svg:width="6.8cm" svg:height="1.9cm" svg:x="3.1cm" svg:y="14.6cm">
          <draw:text-box>
            <text:p text:style-name="P5"><text:span text:style-name="T1">地球</text:span></text:p>
          </draw:text-box>
        </draw:frame>
        <draw:frame draw:style-name="gr5" draw:text-style-name="P6" draw:layer="layout" svg:width="6.8cm" svg:height="1.9cm" svg:x="12.3cm" svg:y="14.5cm">
          <draw:text-box>
            <text:p text:style-name="P5"><text:span text:style-name="T1">月</text:span></text:p>
          </draw:text-box>
        </draw:frame>
        <draw:line draw:style-name="gr6" draw:text-style-name="P4" draw:layer="layout" svg:x1="15.7cm" svg:y1="5.9cm" svg:x2="15.7cm" svg:y2="8.1cm">
          <text:p/>
        </draw:line>
        <draw:line draw:style-name="gr6" draw:text-style-name="P4" draw:layer="layout" svg:x1="6.446cm" svg:y1="5.9cm" svg:x2="6.446cm" svg:y2="10.1cm">
          <text:p/>
        </draw:line>
        <draw:frame draw:style-name="gr7" draw:text-style-name="P7" draw:layer="layout" svg:width="4.5cm" svg:height="1.8cm" svg:x="9.4cm" svg:y="8.8cm">
          <draw:text-box>
            <text:p text:style-name="P5"><text:span text:style-name="T2">重力</text:span></text:p>
          </draw:text-box>
        </draw:frame>
        <draw:line draw:style-name="gr8" draw:text-style-name="P4" draw:layer="layout" svg:x1="10.3cm" svg:y1="8.9cm" svg:x2="6.5cm" svg:y2="7.8cm">
          <text:p/>
        </draw:line>
        <draw:line draw:style-name="gr8" draw:text-style-name="P4" draw:layer="layout" svg:x1="13cm" svg:y1="9cm" svg:x2="15.5cm" svg:y2="7.9cm">
          <text:p/>
        </draw:line>
        <draw:frame draw:style-name="gr9" draw:text-style-name="P8" draw:layer="layout" svg:width="14.6cm" svg:height="3.12cm" svg:x="3.8cm" svg:y="1.311cm">
          <draw:text-box>
            <text:p text:style-name="P5"><text:span text:style-name="T3">質量はどこでも一定であるはず．</text:span></text:p>
            <text:p text:style-name="P5"><text:span text:style-name="T3">（場所による増減など考えられない）</text:span></text:p>
          </draw:text-box>
        </draw:frame>
        <draw:line draw:style-name="gr10" draw:text-style-name="P4" draw:layer="layout" svg:x1="9cm" svg:y1="3.554cm" svg:x2="6.9cm" svg:y2="4.754cm">
          <text:p/>
        </draw:line>
        <draw:line draw:style-name="gr10" draw:text-style-name="P4" draw:layer="layout" svg:x1="13.6cm" svg:y1="3.5cm" svg:x2="15.2cm" svg:y2="4.6cm">
          <text:p/>
        </draw:line>
        <draw:frame draw:style-name="gr11" draw:text-style-name="P9" draw:layer="layout" svg:width="5.3cm" svg:height="1.2cm" svg:x="8.5cm" svg:y="4.6cm">
          <draw:text-box>
            <text:p text:style-name="P5"><text:span text:style-name="T4">任意の物体</text:span></text:p>
          </draw:text-box>
        </draw:frame>
        <draw:line draw:style-name="gr10" draw:text-style-name="P4" draw:layer="layout" svg:x1="8.6cm" svg:y1="5.1cm" svg:x2="7.2cm" svg:y2="5.1cm">
          <text:p/>
        </draw:line>
        <draw:line draw:style-name="gr10" draw:text-style-name="P4" draw:layer="layout" svg:x1="13.8cm" svg:y1="5.1cm" svg:x2="15cm" svg:y2="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4" draw:display-name="Gradient 14" draw:style="radial" draw:cx="35%" draw:cy="35%" draw:start-color="#0066cc" draw:end-color="#ffffff" draw:start-intensity="100%" draw:end-intensity="90%" draw:border="35%"/>
    <draw:gradient draw:name="Gradient_20_18" draw:display-name="Gradient 18" draw:style="radial" draw:cx="30%" draw:cy="30%" draw:start-color="#ff00cc" draw:end-color="#dddddd" draw:start-intensity="100%" draw:end-intensity="100%" draw:border="20%"/>
    <draw:gradient draw:name="Gradient_20_8" draw:display-name="Gradient 8" draw:style="radial" draw:cx="30%" draw:cy="30%" draw:start-color="#666666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ytemp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03:25:55.670000000</meta:creation-date>
    <meta:editing-cycles>1</meta:editing-cycles>
    <meta:editing-duration>P0D</meta:editing-duration>
    <meta:generator>LibreOffice/5.0.3.2$Linux_X86_64 LibreOffice_project/00m0$Build-2</meta:generator>
    <meta:document-statistic meta:object-count="18"/>
  </office:meta>
</office:document-meta>
</file>